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text-properties officeooo:rsid="002e2749" officeooo:paragraph-rsid="002e2749"/>
    </style:style>
    <style:style style:name="P2" style:family="paragraph" style:parent-style-name="Heading_20_1">
      <style:text-properties officeooo:rsid="00238dae" officeooo:paragraph-rsid="00238dae"/>
    </style:style>
    <style:style style:name="P3" style:family="paragraph" style:parent-style-name="Heading_20_3">
      <style:text-properties officeooo:rsid="00306eda" officeooo:paragraph-rsid="00306eda"/>
    </style:style>
    <style:style style:name="P4" style:family="paragraph" style:parent-style-name="Text_20_body">
      <style:text-properties officeooo:rsid="00306eda" officeooo:paragraph-rsid="00306eda"/>
    </style:style>
    <style:style style:name="P5" style:family="paragraph" style:parent-style-name="Text_20_body">
      <style:text-properties officeooo:rsid="0032d75d" officeooo:paragraph-rsid="0032d75d"/>
    </style:style>
    <style:style style:name="P6" style:family="paragraph" style:parent-style-name="Text_20_body">
      <style:text-properties officeooo:rsid="0031c90f" officeooo:paragraph-rsid="0031c90f"/>
    </style:style>
    <style:style style:name="P7" style:family="paragraph" style:parent-style-name="Text_20_body">
      <style:text-properties officeooo:rsid="00238dae" officeooo:paragraph-rsid="00238dae"/>
    </style:style>
    <style:style style:name="P8" style:family="paragraph" style:parent-style-name="Text_20_body">
      <style:text-properties officeooo:rsid="002c70e0" officeooo:paragraph-rsid="002c70e0"/>
    </style:style>
    <style:style style:name="P9" style:family="paragraph" style:parent-style-name="Text_20_body">
      <style:text-properties officeooo:rsid="002a927a" officeooo:paragraph-rsid="002c70e0"/>
    </style:style>
    <style:style style:name="P10" style:family="paragraph" style:parent-style-name="Text_20_body">
      <style:text-properties officeooo:rsid="00261104" officeooo:paragraph-rsid="00261104"/>
    </style:style>
    <style:style style:name="P11" style:family="paragraph" style:parent-style-name="Text_20_body">
      <style:text-properties officeooo:rsid="002a927a" officeooo:paragraph-rsid="002a927a"/>
    </style:style>
    <style:style style:name="P12" style:family="paragraph" style:parent-style-name="Text_20_body">
      <style:text-properties officeooo:rsid="0028508c" officeooo:paragraph-rsid="0028508c"/>
    </style:style>
    <style:style style:name="P13" style:family="paragraph" style:parent-style-name="Text_20_body">
      <style:text-properties officeooo:rsid="0027d955" officeooo:paragraph-rsid="0027d955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17" style:family="paragraph" style:parent-style-name="Text_20_body">
      <style:text-properties officeooo:rsid="000caee3" officeooo:paragraph-rsid="000caee3"/>
    </style:style>
    <style:style style:name="P18" style:family="paragraph" style:parent-style-name="Text_20_body">
      <style:text-properties officeooo:rsid="000d4f9e" officeooo:paragraph-rsid="000d4f9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20" style:family="paragraph" style:parent-style-name="Text_20_body">
      <style:text-properties officeooo:rsid="000e0f6f" officeooo:paragraph-rsid="000e0f6f"/>
    </style:style>
    <style:style style:name="P21" style:family="paragraph" style:parent-style-name="Text_20_body">
      <style:text-properties officeooo:rsid="000d74f7" officeooo:paragraph-rsid="000d74f7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27" style:family="paragraph" style:parent-style-name="Text_20_body">
      <style:text-properties officeooo:rsid="0014c799" officeooo:paragraph-rsid="0014c799"/>
    </style:style>
    <style:style style:name="P28" style:family="paragraph" style:parent-style-name="Text_20_body">
      <style:text-properties officeooo:rsid="0018f8e1" officeooo:paragraph-rsid="0018f8e1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30" style:family="paragraph" style:parent-style-name="Text_20_body">
      <style:text-properties officeooo:rsid="0016d1a9" officeooo:paragraph-rsid="0016d1a9"/>
    </style:style>
    <style:style style:name="P31" style:family="paragraph" style:parent-style-name="Text_20_body">
      <style:text-properties officeooo:rsid="001fca4f" officeooo:paragraph-rsid="001fca4f"/>
    </style:style>
    <style:style style:name="P32" style:family="paragraph" style:parent-style-name="Text_20_body">
      <style:text-properties officeooo:rsid="0018ab54" officeooo:paragraph-rsid="001fca4f"/>
    </style:style>
    <style:style style:name="P33" style:family="paragraph" style:parent-style-name="Text_20_body">
      <style:text-properties officeooo:rsid="0018ab54" officeooo:paragraph-rsid="0018ab54"/>
    </style:style>
    <style:style style:name="P34" style:family="paragraph" style:parent-style-name="Text_20_body">
      <style:text-properties officeooo:rsid="00195698" officeooo:paragraph-rsid="00195698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2c70e0"/>
    </style:style>
    <style:style style:name="T2" style:family="text">
      <style:text-properties officeooo:rsid="00246c96"/>
    </style:style>
    <style:style style:name="T3" style:family="text">
      <style:text-properties officeooo:rsid="00096362"/>
    </style:style>
    <style:style style:name="T4" style:family="text">
      <style:text-properties officeooo:rsid="000ab834"/>
    </style:style>
    <style:style style:name="T5" style:family="text">
      <style:text-properties officeooo:rsid="000fba49"/>
    </style:style>
    <style:style style:name="T6" style:family="text">
      <style:text-properties officeooo:rsid="000d4f9e"/>
    </style:style>
    <style:style style:name="T7" style:family="text">
      <style:text-properties officeooo:rsid="00207047"/>
    </style:style>
    <style:style style:name="T8" style:family="text">
      <style:text-properties officeooo:rsid="0015744a"/>
    </style:style>
    <style:style style:name="T9" style:family="text">
      <style:text-properties officeooo:rsid="001cb740"/>
    </style:style>
    <style:style style:name="T10" style:family="text">
      <style:text-properties officeooo:rsid="00213fea"/>
    </style:style>
    <style:style style:name="T11" style:family="text">
      <style:text-properties officeooo:rsid="002307ae"/>
    </style:style>
    <style:style style:name="T12" style:family="text">
      <style:text-properties officeooo:rsid="001fca4f"/>
    </style:style>
    <style:style style:name="T13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xed a critical bug that crashes the game when Pixel smoothing is enabled.</text:p>
      <text:p text:style-name="P1">(Basically, I added the 2X textures)</text:p>
      <text:h text:style-name="P2" text:outline-level="1">Balance Changes</text:h>
      <text:h text:style-name="P3" text:outline-level="3">QUAD UPDATE</text:h>
      <text:p text:style-name="P4">ALLIUMAID</text:p>
      <text:p text:style-name="P4">Blueprint incompatibility now works</text:p>
      <text:p text:style-name="P4"/>
      <text:p text:style-name="P4">ORGAKO</text:p>
      <text:p text:style-name="P4">Price increased (6 &gt; 7)</text:p>
      <text:p text:style-name="P4"/>
      <text:p text:style-name="P4">OCTOSQUISH</text:p>
      <text:p text:style-name="P4">Chips reduced (75 &gt; 50)</text:p>
      <text:p text:style-name="P4">Xmult reduced (3 &gt; 2)</text:p>
      <text:p text:style-name="P4">Money reduced (7 &gt; 3)</text:p>
      <text:p text:style-name="P4"/>
      <text:p text:style-name="P4">EXPI FOUR</text:p>
      <text:p text:style-name="P4">Max Xmult reduced (6 &gt; 4)</text:p>
      <text:p text:style-name="P4"/>
      <text:p text:style-name="P5">RALLENTANDO</text:p>
      <text:p text:style-name="P5">Reworked</text:p>
      <text:p text:style-name="P5"/>
      <text:p text:style-name="P5">Now copies the effect of a random joker in hand</text:p>
      <text:p text:style-name="P5">Price increased (8 &gt; 10)</text:p>
      <text:p text:style-name="P5"/>
      <text:p text:style-name="P6">ATHENERD</text:p>
      <text:p text:style-name="P6">Reworked</text:p>
      <text:p text:style-name="P6"/>
      <text:p text:style-name="P6">Now grants X4 Mult when a certain 5-card Poker hand is scored</text:p>
      <text:p text:style-name="P6">Hand changes at end of round</text:p>
      <text:h text:style-name="Heading_20_3" text:outline-level="3">TRIPLE UPDATE</text:h>
      <text:p text:style-name="P7">REESE</text:p>
      <text:p text:style-name="P7">Now awards X2 Mult on Small and Big Blinds only instead of Boss Blinds</text:p>
      <text:p text:style-name="P7"/>
      <text:p text:style-name="P8">ARPEGGIDOUGH</text:p>
      <text:p text:style-name="P8">Increased Cost (4 &gt; 6)</text:p>
      <text:p text:style-name="P8"/>
      <text:p text:style-name="P8">MEEKA</text:p>
      <text:p text:style-name="P8">Increased Cost (4 &gt; 6)</text:p>
      <text:p text:style-name="P8"><text:soft-page-break/></text:p>
      <text:p text:style-name="P8">ETIKAN</text:p>
      <text:p text:style-name="P8">Increased Cost (3 &gt; 5)</text:p>
      <text:p text:style-name="P7"/>
      <text:p text:style-name="P7">YAUN</text:p>
      <text:p text:style-name="P7">Completely Reworked</text:p>
      <text:p text:style-name="P7">Now grants X3 Mult on first hand of round, <text:span text:style-name="T1">o</text:span>ld functionality passed to Vack.</text:p>
      <text:p text:style-name="P9">Increased Cost (5 &gt; 6)</text:p>
      <text:p text:style-name="P7"/>
      <text:p text:style-name="P7">VACK (From Yaun)</text:p>
      <text:p text:style-name="P10">Buffed Xmult gain (0.1 &gt; 0.2)</text:p>
      <text:p text:style-name="P10"/>
      <text:p text:style-name="P11">NILLACORN</text:p>
      <text:p text:style-name="P11">Increased Cost (7 &gt; 8)</text:p>
      <text:p text:style-name="P11"/>
      <text:p text:style-name="P12">ORGAKO</text:p>
      <text:p text:style-name="P12">Increased Cost (4 &gt; 6)</text:p>
      <text:p text:style-name="P12"/>
      <text:p text:style-name="P12">ALLIUMAID</text:p>
      <text:p text:style-name="P12">Increased Cost (5 &gt; 8)</text:p>
      <text:p text:style-name="P7"/>
      <text:p text:style-name="P13">OCTOSQUISH</text:p>
      <text:p text:style-name="P13">Fixed Infobox section stating what she grants.</text:p>
      <text:p text:style-name="P13"/>
      <text:p text:style-name="P7">TRASH CYMBAL</text:p>
      <text:p text:style-name="P7">Infobox now indicates <text:span text:style-name="T2">whether they will award Chips or Mult</text:span></text:p>
      <text:p text:style-name="P12">Fixed Cost (1 &gt; 7)</text:p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4">X2 Mult if Boss Blind is selected.</text:p>
      <text:h text:style-name="P15" text:outline-level="2">Guira</text:h>
      <text:p text:style-name="P14">Common</text:p>
      <text:p text:style-name="Text_20_body"/>
      <text:p text:style-name="P14"><text:soft-page-break/>+2<text:span text:style-name="T3">0</text:span> chips for each <text:span text:style-name="T3">Joker card.</text:span></text:p>
      <text:p text:style-name="P14">(Currently +0 chips)</text:p>
      <text:h text:style-name="P15" text:outline-level="2">Arpeggidough</text:h>
      <text:p text:style-name="P14">Common</text:p>
      <text:p text:style-name="Text_20_body"/>
      <text:p text:style-name="P14">Applies a random enhancement to played card if first hand of round has only 1 card.</text:p>
      <text:p text:style-name="Text_20_body"/>
      <text:p text:style-name="P14">(When enhancing cards, her notification is “Painted”)</text:p>
      <text:h text:style-name="P15" text:outline-level="2">Meeka</text:h>
      <text:p text:style-name="P14">Common</text:p>
      <text:p text:style-name="Text_20_body"/>
      <text:p text:style-name="P14">1 in 2 chance to retrigger <text:span text:style-name="T4">scored playing card.</text:span></text:p>
      <text:h text:style-name="P15" text:outline-level="2">Etikan</text:h>
      <text:p text:style-name="P14">Common</text:p>
      <text:p text:style-name="Text_20_body"/>
      <text:p text:style-name="P14">This Joker gains +1 chip for each card discarded.</text:p>
      <text:p text:style-name="P14">(Currently +0 chips.)</text:p>
      <text:h text:style-name="P15" text:outline-level="2">Tabi</text:h>
      <text:p text:style-name="P14">Uncommon</text:p>
      <text:p text:style-name="Text_20_body"/>
      <text:p text:style-name="P14">Gains 0.5x Mult for each Joker destroyed. (Not sold)</text:p>
      <text:p text:style-name="P14">(This is meant to synergise with any food Jokers by becoming stronger as they spoil)</text:p>
      <text:h text:style-name="P15" text:outline-level="2">Yaun</text:h>
      <text:p text:style-name="P14">Uncommon</text:p>
      <text:p text:style-name="Text_20_body"/>
      <text:p text:style-name="P16">This Joker gains X0.1 Mult for each card played in hand. Resets when Boss Blind is defeated.</text:p>
      <text:h text:style-name="P15" text:outline-level="2">Eskickis</text:h>
      <text:p text:style-name="P17">Uncommon</text:p>
      <text:p text:style-name="P18">This Joker gains X<text:span text:style-name="T5">1 Mult when played hand contains a Flush and another Five-card poker hand.</text:span></text:p>
      <text:h text:style-name="P15" text:outline-level="2"><text:soft-page-break/>NillaCorn</text:h>
      <text:p text:style-name="P14">Uncommon</text:p>
      <text:p text:style-name="P14">+100 Chips</text:p>
      <text:p text:style-name="P14">+5 Chips for every hand played.</text:p>
      <text:h text:style-name="P15" text:outline-level="2">Jugashley</text:h>
      <text:p text:style-name="P19">Gains +10 Chips if played hand contains a Straight</text:p>
      <text:p text:style-name="P14"><text:span text:style-name="T6">and</text:span> +<text:span text:style-name="T6">2 </text:span>Mult if played hand contains a F<text:span text:style-name="T6">lush</text:span></text:p>
      <text:p text:style-name="P14">(Currently <text:span text:style-name="T6">+0 Chips and </text:span>+0 Mult)</text:p>
      <text:h text:style-name="P15" text:outline-level="2">Orgako</text:h>
      <text:p text:style-name="P18">Retriggers scored cards with any edition.</text:p>
      <text:p text:style-name="P18">(Foil, Holographic and Polychrome)</text:p>
      <text:h text:style-name="P15" text:outline-level="2">Alliumaid</text:h>
      <text:p text:style-name="P20">Uncommon</text:p>
      <text:p text:style-name="P20">Earn +$2 at end of round. Payout increases by $2 when Blind is defeated.</text:p>
      <text:p text:style-name="P20">(Self destructs when Payout exceeds $10)</text:p>
      <text:h text:style-name="P15" text:outline-level="2">Expi-Four</text:h>
      <text:p text:style-name="P21">Uncommon</text:p>
      <text:p text:style-name="P21">X1-4 Mult</text:p>
      <text:h text:style-name="P15" text:outline-level="2">Octosquish</text:h>
      <text:p text:style-name="P14">Uncommon</text:p>
      <text:p text:style-name="P22">Can grant either +75 Chips, +20 Mult, X3 Mult, +$5 or nothing per hand.</text:p>
      <text:p text:style-name="P22">Effect changes at end of round.</text:p>
      <text:p text:style-name="P22">(Currently +10 Mult)</text:p>
      <text:p text:style-name="P23"/>
      <text:h text:style-name="P15" text:outline-level="2">Trash Cymbal</text:h>
      <text:p text:style-name="P24">Uncommon</text:p>
      <text:p text:style-name="P25"/>
      <text:p text:style-name="P24">+111 chips on odd numbered rounds</text:p>
      <text:p text:style-name="P24"><text:soft-page-break/>+20 mult on even numbered rounds</text:p>
      <text:p text:style-name="P24"/>
      <text:p text:style-name="P26">On odd numbered rounds, gains X0.1 Mult for each Ace triggered.</text:p>
      <text:p text:style-name="P14">(Currently X1 Mult)</text:p>
      <text:h text:style-name="P15" text:outline-level="2">Dormana</text:h>
      <text:p text:style-name="P27">1 in 4 chance to add Foil, Holographic <text:span text:style-name="T7">or Polychrome</text:span> to <text:span text:style-name="T8">played cards</text:span></text:p>
      <text:h text:style-name="P15" text:outline-level="2">Nnoygon</text:h>
      <text:p text:style-name="P27">Rare</text:p>
      <text:p text:style-name="P27">This Joker gains X0.5 Mult when cards with Diamond suit are scored. <text:span text:style-name="T9">Resets when Boss Blind is defeated</text:span></text:p>
      <text:p text:style-name="P27">(Currently X1 Mult)</text:p>
      <text:h text:style-name="P15" text:outline-level="2">Organe</text:h>
      <text:p text:style-name="P27">Rare</text:p>
      <text:p text:style-name="P27">Retrigger all played Club cards</text:p>
      <text:h text:style-name="P15" text:outline-level="2">Robby</text:h>
      <text:p text:style-name="P28"/>
      <text:h text:style-name="P15" text:outline-level="2">Vack</text:h>
      <text:p text:style-name="P29">Rare</text:p>
      <text:p text:style-name="P14">Gains <text:span text:style-name="T8">+1</text:span><text:span text:style-name="T10">5</text:span><text:span text:style-name="T8"> Chips</text:span> for each card triggered. Resets when Boss Blind is defeated.</text:p>
      <text:p text:style-name="Text_20_body"/>
      <text:p text:style-name="P14">(Currently <text:span text:style-name="T8">+0 chips</text:span>)</text:p>
      <text:p text:style-name="P14">(Reset is notified as Clean)</text:p>
      <text:h text:style-name="P15" text:outline-level="2">Rallentando</text:h>
      <text:p text:style-name="P28">Rare</text:p>
      <text:p text:style-name="P28">Gains +5 Mult for each <text:span text:style-name="T11">C</text:span>ard, Joker <text:span text:style-name="T11">and Consumable</text:span> triggered. Resets afterwards when triggered</text:p>
      <text:p text:style-name="P28">(Currently 0 Mult)</text:p>
      <text:p text:style-name="P28"/>
      <text:p text:style-name="P28">(Rallentando’s mult gain references his mastery of receiving signals while the mult resetting after obtaining them references his inability to send signals.)</text:p>
      <text:h text:style-name="P15" text:outline-level="2"><text:soft-page-break/>Sem Oh Seaga</text:h>
      <text:p text:style-name="P30">Rare</text:p>
      <text:p text:style-name="P30"/>
      <text:p text:style-name="P31">Grants $8 at end of round</text:p>
      <text:p text:style-name="P32"><text:span text:style-name="T12">If</text:span> <text:span text:style-name="T12">played hand</text:span> reach<text:span text:style-name="T12">es</text:span> target score, <text:span text:style-name="T12">self destructs and grants $16</text:span></text:p>
      <text:p text:style-name="P33">(<text:span text:style-name="T7">Self destruction is notified as “Fled”</text:span>)</text:p>
      <text:h text:style-name="P15" text:outline-level="2">Athenerd</text:h>
      <text:p text:style-name="P33">Rare</text:p>
      <text:p text:style-name="P34">X<text:span text:style-name="T7">5</text:span> Mult if hand contains a Flush and a Full House</text:p>
      <text:h text:style-name="P15" text:outline-level="2">Kass Bick</text:h>
      <text:p text:style-name="P33">Rare</text:p>
      <text:p text:style-name="P33"/>
      <text:h text:style-name="P15" text:outline-level="2">Deltah</text:h>
      <text:p text:style-name="P14">Rare</text:p>
      <text:h text:style-name="P15" text:outline-level="2">Spotscast</text:h>
      <text:p text:style-name="P14">Legendary</text:p>
      <text:p text:style-name="Text_20_body"/>
      <text:p text:style-name="P14">1 in 2 chance to retrigger any Joker.</text:p>
      <text:h text:style-name="P15" text:outline-level="2">Trumpoff</text:h>
      <text:p text:style-name="P14">Legendary</text:p>
      <text:p text:style-name="Text_20_body"/>
      <text:p text:style-name="P14">Adds a random edition to every played card.</text:p>
      <text:h text:style-name="P15" text:outline-level="2">Re-Fabric</text:h>
      <text:p text:style-name="P14">Legendary</text:p>
      <text:p text:style-name="Text_20_body"/>
      <text:h text:style-name="P15" text:outline-level="2"><text:soft-page-break/>Monkdom</text:h>
      <text:p text:style-name="P14">Legendary</text:p>
      <text:p text:style-name="Text_20_body"/>
      <text:h text:style-name="P15" text:outline-level="2">Bushka</text:h>
      <text:p text:style-name="P14">Legendary</text:p>
      <text:p text:style-name="Text_20_body"/>
      <text:p text:style-name="P14">X1 Chips for each Joker Card.</text:p>
      <text:p text:style-name="P14">(Currently X0 Chips)</text:p>
      <text:h text:style-name="P15" text:outline-level="2">???</text:h>
      <text:p text:style-name="P14">Legendary</text:p>
      <text:p text:style-name="Text_20_body"/>
      <text:p text:style-name="P14">When Blind is selected, destroy all jokers and gain X<text:span text:style-name="T13">1</text:span> Mult from each Joker <text:span text:style-name="T13">destroyed</text:span>.</text:p>
      <text:p text:style-name="P35">(Currently X1 Mult)</text:p>
      <text:p text:style-name="Text_20_body"><text:line-break/><text:span text:style-name="T13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25T09:42:33.200383200</dc:date>
    <meta:editing-duration>PT4H20M25S</meta:editing-duration>
    <meta:editing-cycles>23</meta:editing-cycles>
    <meta:generator>LibreOffice/25.2.5.2$Windows_X86_64 LibreOffice_project/03d19516eb2e1dd5d4ccd751a0d6f35f35e08022</meta:generator>
    <meta:document-statistic meta:table-count="0" meta:image-count="0" meta:object-count="0" meta:page-count="7" meta:paragraph-count="157" meta:word-count="682" meta:character-count="3865" meta:non-whitespace-character-count="3339"/>
  </office:meta>
</office:document-meta>
</file>